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ext_20_body">
      <style:text-properties officeooo:paragraph-rsid="002dfa10"/>
    </style:style>
    <style:style style:name="P3" style:family="paragraph" style:parent-style-name="Text_20_body">
      <style:text-properties officeooo:paragraph-rsid="00460a23"/>
    </style:style>
    <style:style style:name="P4" style:family="paragraph" style:parent-style-name="Text_20_body">
      <style:text-properties officeooo:rsid="00463070" officeooo:paragraph-rsid="00463070"/>
    </style:style>
    <style:style style:name="P5" style:family="paragraph" style:parent-style-name="Text_20_body">
      <style:text-properties officeooo:rsid="00463070" officeooo:paragraph-rsid="00533bd9"/>
    </style:style>
    <style:style style:name="P6" style:family="paragraph" style:parent-style-name="Text_20_body">
      <style:text-properties officeooo:rsid="0049c93d" officeooo:paragraph-rsid="0049c93d"/>
    </style:style>
    <style:style style:name="P7" style:family="paragraph" style:parent-style-name="Text_20_body">
      <style:text-properties officeooo:paragraph-rsid="004d1d9b"/>
    </style:style>
    <style:style style:name="P8" style:family="paragraph" style:parent-style-name="Text_20_body">
      <style:text-properties officeooo:rsid="004fcab1" officeooo:paragraph-rsid="004fcab1"/>
    </style:style>
    <style:style style:name="P9" style:family="paragraph" style:parent-style-name="Text_20_body">
      <style:text-properties officeooo:rsid="004fcab1" officeooo:paragraph-rsid="00578049"/>
    </style:style>
    <style:style style:name="P10" style:family="paragraph" style:parent-style-name="Text_20_body">
      <style:text-properties officeooo:paragraph-rsid="00533bd9"/>
    </style:style>
    <style:style style:name="P11" style:family="paragraph" style:parent-style-name="Text_20_body">
      <style:text-properties officeooo:paragraph-rsid="00463070"/>
    </style:style>
    <style:style style:name="P12" style:family="paragraph" style:parent-style-name="Text_20_body">
      <style:text-properties officeooo:rsid="005bebbf" officeooo:paragraph-rsid="005bebbf"/>
    </style:style>
    <style:style style:name="T1" style:family="text">
      <style:text-properties fo:font-size="12pt" officeooo:rsid="0011a0c7" style:font-size-asian="12pt" style:font-size-complex="12pt"/>
    </style:style>
    <style:style style:name="T2" style:family="text">
      <style:text-properties fo:font-size="12pt" officeooo:rsid="0014afbd" style:font-size-asian="12pt" style:font-size-complex="12pt"/>
    </style:style>
    <style:style style:name="T3" style:family="text">
      <style:text-properties officeooo:rsid="0026eff7"/>
    </style:style>
    <style:style style:name="T4" style:family="text">
      <style:text-properties officeooo:rsid="00460a23"/>
    </style:style>
    <style:style style:name="T5" style:family="text">
      <style:text-properties officeooo:rsid="00463070"/>
    </style:style>
    <style:style style:name="T6" style:family="text">
      <style:text-properties officeooo:rsid="005546d2"/>
    </style:style>
    <style:style style:name="T7" style:family="text">
      <style:text-properties officeooo:rsid="0049c93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1a0c7" style:font-size-asian="12pt" style:font-size-complex="12pt"/>
    </style:style>
    <style:style style:name="T11" style:family="text">
      <style:text-properties style:font-name="Liberation Serif" officeooo:rsid="002c5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常用指令</text:p>
      <text:p text:style-name="Text_20_body">一、基本指令</text:p>
      <text:p text:style-name="Text_20_body">zhouyakai</text:p>
      <text:p text:style-name="Text_20_body">conda activate MaskRCNN</text:p>
      <text:p text:style-name="P3">conda activate <text:span text:style-name="T4">yolov5</text:span></text:p>
      <text:p text:style-name="Text_20_body"><text:span text:style-name="T10">evo_ape tum groundtruth.txt </text:span><text:span text:style-name="Source_20_Text"><text:span text:style-name="T9">CameraTrajectory.txt </text:span></text:span><text:span text:style-name="T9">-va -p</text:span></text:p>
      <text:p text:style-name="P2"><text:span text:style-name="Source_20_Text"><text:span text:style-name="T8">evo_traj tum --ref grou</text:span></text:span><text:span text:style-name="Source_20_Text"><text:span text:style-name="T11">n</text:span></text:span><text:span text:style-name="Source_20_Text"><text:span text:style-name="T8">dtruth.txt </text:span></text:span><text:span text:style-name="Source_20_Text"><text:span text:style-name="T9">CameraTrajectory</text:span></text:span><text:span text:style-name="Source_20_Text"><text:span text:style-name="T8">.txt -</text:span></text:span><text:span text:style-name="Source_20_Text"><text:span text:style-name="T11">va </text:span></text:span><text:span text:style-name="Source_20_Text"><text:span text:style-name="T8">-p</text:span></text:span></text:p>
      <text:p text:style-name="Text_20_body"/>
      <text:p text:style-name="Text_20_body">运行ORB_SLAM2</text:p>
      <text:p text:style-name="P12">./Examples/RGB-D/rgbd_tum Vocabulary/ORBvoc.txt Examples/RGB-D/TUM3.yaml /home/yakai/SLAM/Date/rgbd_dataset_freiburg3_walking_xyz /home/yakai/SLAM/Date/rgbd_dataset_freiburg3_walking_xyz/associations.txt</text:p>
      <text:p text:style-name="Text_20_body"/>
      <text:p text:style-name="Text_20_body"><text:span text:style-name="T1">运行ORB_SLAM</text:span><text:span text:style-name="T2">3</text:span></text:p>
      <text:p text:style-name="Text_20_body">./Monocular/mono_euroc ../Vocabulary/ORBvoc.txt ./Monocular/EuRoC.yaml /home/yakai/SLAM/Date/MH_01_easy ./Monocular/EuRoC_TimeStamps/MH01.txt</text:p>
      <text:p text:style-name="Text_20_body"/>
      <text:p text:style-name="Text_20_body">设置是否进入canda的bash环境</text:p>
      <text:p text:style-name="Text_20_body">conda config --set auto_activate_base false</text:p>
      <text:p text:style-name="Text_20_body">conda activate MaskRCNN</text:p>
      <text:p text:style-name="Text_20_body">运行Dynaslam</text:p>
      <text:p text:style-name="P7">conda activate MaskRCNN</text:p>
      <text:p text:style-name="P8">cd /home/yakai/SLAM/modify_dyna</text:p>
      <text:p text:style-name="Text_20_body">./Examples/RGB-D/rgbd_tum Vocabulary/ORBvoc.txt Examples/RGB-D/TUM<text:span text:style-name="T3">3</text:span>.yaml /home/yakai/SLAM/Date/rgbd_dataset_freiburg3_walking_xyz/ /home/yakai/SLAM/Date/rgbd_dataset_freiburg3_walking_xyz/associations.txt ./date/mask ./date/output</text:p>
      <text:p text:style-name="Text_20_body"/>
      <text:p text:style-name="Text_20_body">./Examples/Monocular/mono_kitti Vocabulary/ORBvoc.txt Examples/Monocular/KITTI00-02.yaml /home/yakai/SLAM/Date/00 /home/yakai/SLAM/Date/00/dyna_data/mask</text:p>
      <text:p text:style-name="Text_20_body"/>
      <text:p text:style-name="Text_20_body"><text:soft-page-break/>orb<text:span text:style-name="T5">2+yolov5运行指令</text:span></text:p>
      <text:p text:style-name="P4">conda activate <text:span text:style-name="T4">yolov5</text:span></text:p>
      <text:p text:style-name="P6">cd /home/yakai/SLAM/orbslam_addsemantic-main/yolov5_RemoveDynamic</text:p>
      <text:p text:style-name="P4">python detect_speedup_send.py --source /home/yakai/SLAM/Date/rgbd_dataset_freiburg3_walking_xyz/<text:span text:style-name="T6">yolov5_</text:span>rgb --weights ./yolov5s.pt --conf 0.4 --save-txt --img-size 224</text:p>
      <text:p text:style-name="P11"/>
      <text:p text:style-name="P9">cd <text:span text:style-name="T7">/home/yakai/SLAM/orbslam_addsemantic-main</text:span></text:p>
      <text:p text:style-name="P10">./Examples/RGB-D/rgbd_tum Vocabulary/ORBvoc.txt Examples/RGB-D/TUM<text:span text:style-name="T3">3</text:span>.yaml /home/yakai/SLAM/Date/rgbd_dataset_freiburg3_walking_xyz/ /home/yakai/SLAM/Date/rgbd_dataset_freiburg3_walking_xyz/associations.txt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9:22:11.121818168</meta:creation-date>
    <dc:date>2023-04-24T15:26:15.273066182</dc:date>
    <meta:editing-duration>P3DT20H51M44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120" meta:character-count="1592" meta:non-whitespace-character-count="1532"/>
  </office:meta>
</office:document-meta>
</file>